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00a933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svg:stroke-color="#000000" draw:fill="solid" draw:fill-color="#ffffff" fo:min-height="94.59pt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336.39pt" svg:height="156.78pt" svg:x="710.25pt" svg:y="15.19pt">
            <draw:text-box>
              <text:p text:style-name="P1"><text:span text:style-name="T1">Explanation:</text:span></text:p>
              <text:p text:style-name="P1"><text:span text:style-name="T2">Obs. 1 and 2 are 90 % confident that state is free.</text:span></text:p>
              <text:p text:style-name="P1"><text:span text:style-name="T2">State attribute values are mutually exclusive.</text:span></text:p>
              <text:p><text:span text:style-name="T2">Obs. 3 is 50 % confident that state is unknown, it “leaves a a-priori” of 25 % </text:span><text:span text:style-name="T2">for each of the remaining states to be true.</text:span></text:p>
              <text:p><text:span text:style-name="T2"/></text:p>
              <text:p><text:span text:style-name="T1">My Suggestion:</text:span></text:p>
              <text:p><text:span text:style-name="T2">For cell state, all possible attribute values are known upfront. Therefore, the </text:span><text:span text:style-name="T2">CWA can be used. For actor IDs, there is an infinite number of potential </text:span><text:span text:style-name="T2">values, so we need to use the OWA (?). That is, the fact that an actor has </text:span><text:span text:style-name="T2">not been observed in the current area by any vehicle doesn’t mean that </text:span><text:span text:style-name="T2">there is none. Accordingly, the list of actors during fusion can’t be assumed </text:span><text:span text:style-name="T2">to be complete, so the remaining probability for an observation can’t be </text:span><text:span text:style-name="T2">equally spread among them.</text:span></text:p>
            </draw:text-box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4" office:value-type="string" calcext:value-type="string">
            <text:p>Open World Assumption</text:p>
          </table:table-cell>
          <table:table-cell table:number-columns-repeated="3"/>
          <table:table-cell table:style-name="ce7" office:value-type="string" calcext:value-type="string">
            <text:p>Closed World Assump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REE</text:p>
          </table:table-cell>
          <table:table-cell table:style-name="ce1" office:value-type="string" calcext:value-type="string">
            <text:p>OCCUPIED</text:p>
          </table:table-cell>
          <table:table-cell table:style-name="ce1" office:value-type="string" calcext:value-type="string">
            <text:p>UNKNOWN</text:p>
          </table:table-cell>
          <table:table-cell/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UNKNOW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formula="of:=MAX([.B4];(1-MAX([.B4:.D4]))/(COLUMNS([.B4:.D4])-1))" office:value-type="float" office:value="0.9" calcext:value-type="float">
            <text:p>0.9</text:p>
          </table:table-cell>
          <table:table-cell table:formula="of:=MAX([.C4];(1-MAX([.C4:.E4]))/(COLUMNS([.C4:.E4])-1))" office:value-type="float" office:value="0.5" calcext:value-type="float">
            <text:p>0.5</text:p>
          </table:table-cell>
          <table:table-cell table:formula="of:=MAX([.D4];(1-MAX([.D4:.F4]))/(COLUMNS([.D4:.F4])-1))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formula="of:=MAX([.B5];(1-MAX([.B5:.D5]))/(COLUMNS([.B5:.D5])-1))" office:value-type="float" office:value="0.9" calcext:value-type="float">
            <text:p>0.9</text:p>
          </table:table-cell>
          <table:table-cell table:formula="of:=MAX([.C5];(1-MAX([.C5:.E5]))/(COLUMNS([.C5:.E5])-1))" office:value-type="float" office:value="0.5" calcext:value-type="float">
            <text:p>0.5</text:p>
          </table:table-cell>
          <table:table-cell table:formula="of:=MAX([.D5];(1-MAX([.D5:.F5]))/(COLUMNS([.D5:.F5])-1))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/>
          <table:table-cell table:formula="of:=MAX([.B6];(1-MAX([.B6:.D6]))/(COLUMNS([.B6:.D6])-1))" office:value-type="float" office:value="0.25" calcext:value-type="float">
            <text:p>0.25</text:p>
          </table:table-cell>
          <table:table-cell table:formula="of:=MAX([.C6];(1-MAX([.C6:.E6]))/(COLUMNS([.C6:.E6])-1))" office:value-type="float" office:value="0.25" calcext:value-type="float">
            <text:p>0.25</text:p>
          </table:table-cell>
          <table:table-cell table:formula="of:=MAX([.D6];(1-MAX([.D6:.F6]))/(COLUMNS([.D6:.F6])-1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MAX([.B7];(1-MAX([.B7:.D7]))/(COLUMNS([.B7:.D7])-1))" office:value-type="float" office:value="0.2" calcext:value-type="float">
            <text:p>0.2</text:p>
          </table:table-cell>
          <table:table-cell table:formula="of:=MAX([.C7];(1-MAX([.C7:.E7]))/(COLUMNS([.C7:.E7])-1))" office:value-type="float" office:value="0.6" calcext:value-type="float">
            <text:p>0.6</text:p>
          </table:table-cell>
          <table:table-cell table:formula="of:=MAX([.D7];(1-MAX([.D7:.F7]))/(COLUMNS([.D7:.F7])-1))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AVERAGE([.B4:.B7])" office:value-type="float" office:value="0.45" calcext:value-type="float">
            <text:p>0.45</text:p>
          </table:table-cell>
          <table:table-cell table:style-name="ce1" table:formula="of:=AVERAGE([.C4:.C7])" office:value-type="float" office:value="0.15" calcext:value-type="float">
            <text:p>0.15</text:p>
          </table:table-cell>
          <table:table-cell table:style-name="ce1" table:formula="of:=AVERAGE([.D4:.D7])" office:value-type="float" office:value="0.125" calcext:value-type="float">
            <text:p>0.125</text:p>
          </table:table-cell>
          <table:table-cell table:style-name="ce3"/>
          <table:table-cell table:style-name="ce1" table:formula="of:=AVERAGE([.F4:.F7])" office:value-type="float" office:value="0.5625" calcext:value-type="float">
            <text:p>0.5625</text:p>
          </table:table-cell>
          <table:table-cell table:style-name="ce1" table:formula="of:=AVERAGE([.G4:.G7])" office:value-type="float" office:value="0.4625" calcext:value-type="float">
            <text:p>0.4625</text:p>
          </table:table-cell>
          <table:table-cell table:style-name="ce1" table:formula="of:=AVERAGE([.H4:.H7])" office:value-type="float" office:value="0.25" calcext:value-type="float">
            <text:p>0.25</text:p>
          </table:table-cell>
          <table:table-cell table:formula="of:=SUM([.F8:.H8])" office:value-type="float" office:value="1.275" calcext:value-type="float">
            <text:p>1.275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2">
          <table:table-cell/>
          <table:table-cell table:style-name="ce7" office:value-type="string" calcext:value-type="string">
            <text:p>Open World Assumption</text:p>
          </table:table-cell>
          <table:table-cell table:number-columns-repeated="4"/>
          <table:table-cell table:style-name="ce4" office:value-type="string" calcext:value-type="string">
            <text:p>Closed World Assumptio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11" calcext:value-type="float">
            <text:p>11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15];(1-MAX([.B15:.E15]))/COLUMNS([.B15:.E15]))" office:value-type="float" office:value="0.9" calcext:value-type="float">
            <text:p>0.9</text:p>
          </table:table-cell>
          <table:table-cell table:formula="of:=MAX([.C15];(1-MAX([.C15:.F15]))/COLUMNS([.C15:.F15]))" office:value-type="float" office:value="0.25" calcext:value-type="float">
            <text:p>0.25</text:p>
          </table:table-cell>
          <table:table-cell table:formula="of:=MAX([.D15];(1-MAX([.D15:.G15]))/COLUMNS([.D15:.G15]))" office:value-type="float" office:value="0.025" calcext:value-type="float">
            <text:p>0.025</text:p>
          </table:table-cell>
          <table:table-cell table:formula="of:=MAX([.E15];(1-MAX([.E15:.H15]))/COLUMNS([.E15:.H15]))"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16];(1-MAX([.B16:.E16]))/COLUMNS([.B16:.E16]))" office:value-type="float" office:value="0.9" calcext:value-type="float">
            <text:p>0.9</text:p>
          </table:table-cell>
          <table:table-cell table:formula="of:=MAX([.C16];(1-MAX([.C16:.F16]))/COLUMNS([.C16:.F16]))" office:value-type="float" office:value="0.25" calcext:value-type="float">
            <text:p>0.25</text:p>
          </table:table-cell>
          <table:table-cell table:formula="of:=MAX([.D16];(1-MAX([.D16:.G16]))/COLUMNS([.D16:.G16]))" office:value-type="float" office:value="0.025" calcext:value-type="float">
            <text:p>0.025</text:p>
          </table:table-cell>
          <table:table-cell table:formula="of:=MAX([.E16];(1-MAX([.E16:.H16]))/COLUMNS([.E16:.H16]))"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MAX([.B17];(1-MAX([.B17:.E17]))/COLUMNS([.B17:.E17]))" office:value-type="float" office:value="0.1" calcext:value-type="float">
            <text:p>0.1</text:p>
          </table:table-cell>
          <table:table-cell table:formula="of:=MAX([.C17];(1-MAX([.C17:.F17]))/COLUMNS([.C17:.F17]))" office:value-type="float" office:value="0.6" calcext:value-type="float">
            <text:p>0.6</text:p>
          </table:table-cell>
          <table:table-cell table:formula="of:=MAX([.D17];(1-MAX([.D17:.G17]))/COLUMNS([.D17:.G17]))" office:value-type="float" office:value="0.225" calcext:value-type="float">
            <text:p>0.225</text:p>
          </table:table-cell>
          <table:table-cell table:formula="of:=MAX([.E17];(1-MAX([.E17:.H17]))/COLUMNS([.E17:.H17]))" office:value-type="float" office:value="0.1" calcext:value-type="float">
            <text:p>0.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B18];(1-MAX([.B18:.E18]))/COLUMNS([.B18:.E18]))" office:value-type="float" office:value="0.0875" calcext:value-type="float">
            <text:p>0.0875</text:p>
          </table:table-cell>
          <table:table-cell table:formula="of:=MAX([.C18];(1-MAX([.C18:.F18]))/COLUMNS([.C18:.F18]))" office:value-type="float" office:value="0.0875" calcext:value-type="float">
            <text:p>0.0875</text:p>
          </table:table-cell>
          <table:table-cell table:formula="of:=MAX([.D18];(1-MAX([.D18:.G18]))/COLUMNS([.D18:.G18]))" office:value-type="float" office:value="0.65" calcext:value-type="float">
            <text:p>0.65</text:p>
          </table:table-cell>
          <table:table-cell table:formula="of:=MAX([.E18];(1-MAX([.E18:.H18]))/COLUMNS([.E18:.H18]))" office:value-type="float" office:value="0.228125" calcext:value-type="float">
            <text:p>0.228125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/>
          <table:table-cell table:formula="of:=MAX([.B19];(1-MAX([.B19:.E19]))/COLUMNS([.B19:.E19]))" office:value-type="float" office:value="0.0575" calcext:value-type="float">
            <text:p>0.0575</text:p>
          </table:table-cell>
          <table:table-cell table:formula="of:=MAX([.C19];(1-MAX([.C19:.F19]))/COLUMNS([.C19:.F19]))" office:value-type="float" office:value="0.0575" calcext:value-type="float">
            <text:p>0.0575</text:p>
          </table:table-cell>
          <table:table-cell table:formula="of:=MAX([.D19];(1-MAX([.D19:.G19]))/COLUMNS([.D19:.G19]))" office:value-type="float" office:value="0.0575" calcext:value-type="float">
            <text:p>0.0575</text:p>
          </table:table-cell>
          <table:table-cell table:formula="of:=MAX([.E19];(1-MAX([.E19:.H19]))/COLUMNS([.E19:.H19]))" office:value-type="float" office:value="0.77" calcext:value-type="float">
            <text:p>0.77</text:p>
          </table:table-cell>
        </table:table-row>
        <table:table-row table:style-name="ro1">
          <table:table-cell/>
          <table:table-cell table:style-name="ce1" table:formula="of:=AVERAGE([.B15:.B19])" office:value-type="float" office:value="0.36" calcext:value-type="float">
            <text:p>0.36</text:p>
          </table:table-cell>
          <table:table-cell table:style-name="ce1" table:formula="of:=AVERAGE([.C15:.C19])" office:value-type="float" office:value="0.12" calcext:value-type="float">
            <text:p>0.12</text:p>
          </table:table-cell>
          <table:table-cell table:style-name="ce1" table:formula="of:=AVERAGE([.D15:.D19])" office:value-type="float" office:value="0.13" calcext:value-type="float">
            <text:p>0.13</text:p>
          </table:table-cell>
          <table:table-cell table:style-name="ce1" table:formula="of:=AVERAGE([.E15:.E19])" office:value-type="float" office:value="0.154" calcext:value-type="float">
            <text:p>0.154</text:p>
          </table:table-cell>
          <table:table-cell/>
          <table:table-cell table:style-name="ce1" table:formula="of:=AVERAGE([.G15:.G19])" office:value-type="float" office:value="0.409" calcext:value-type="float">
            <text:p>0.409</text:p>
          </table:table-cell>
          <table:table-cell table:style-name="ce1" table:formula="of:=AVERAGE([.H15:.H19])" office:value-type="float" office:value="0.249" calcext:value-type="float">
            <text:p>0.249</text:p>
          </table:table-cell>
          <table:table-cell table:style-name="ce1" table:formula="of:=AVERAGE([.I15:.I19])" office:value-type="float" office:value="0.1965" calcext:value-type="float">
            <text:p>0.1965</text:p>
          </table:table-cell>
          <table:table-cell table:style-name="ce1" table:formula="of:=AVERAGE([.J15:.J19])" office:value-type="float" office:value="0.229625" calcext:value-type="float">
            <text:p>0.229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4:03:23.919803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3:45:00.193073983</meta:creation-date>
    <dc:date>2019-08-09T14:15:28.377254104</dc:date>
    <meta:editing-duration>PT38M27S</meta:editing-duration>
    <meta:editing-cycles>4</meta:editing-cycles>
    <meta:generator>LibreOffice/6.2.4.2.0$Linux_X86_64 LibreOffice_project/46e26c821030d384fd2754c867d16e6ec5c81699</meta:generator>
    <meta:document-statistic meta:table-count="1" meta:cell-count="97" meta:object-count="1"/>
  </office:meta>
</office:document-meta>
</file>